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e40b8" officeooo:paragraph-rsid="001e40b8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fo:background-color="#ffffff"/>
    </style:style>
    <style:style style:name="T1" style:family="text">
      <style:text-properties fo:color="#2a60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voir le lien de site :</text:p>
      <text:p text:style-name="P3"/>
      <text:p text:style-name="P3">https://editor.wix.com/html/editor/web/renderer/external_preview/document/d2b7f9ef-00d3-4753-8a83-149018fd11a0?metaSiteId=25af60b5-f392-4495-b5c9-127464912bf5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21:42:34.781213065</meta:creation-date>
    <dc:date>2020-03-27T10:18:20.637498296</dc:date>
    <meta:editing-duration>PT20M22S</meta:editing-duration>
    <meta:editing-cycles>4</meta:editing-cycles>
    <meta:generator>LibreOffice/6.3.2.2$Linux_X86_64 LibreOffice_project/30$Build-2</meta:generator>
    <meta:document-statistic meta:table-count="0" meta:image-count="0" meta:object-count="0" meta:page-count="1" meta:paragraph-count="2" meta:word-count="7" meta:character-count="180" meta:non-whitespace-character-count="175"/>
  </office:meta>
</office:document-meta>
</file>